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 learn to add by memorizing the sum of two numbers without counting.</text:p>
      <text:p text:style-name="P1">Counting may help you at first.</text:p>
      <text:p text:style-name="P1">Your goal is to memorize the sums of all pairs of small numbers.</text:p>
      <text:p text:style-name="P1">You should just know that 2 + 3 = 5 without counting.</text:p>
      <text:p text:style-name="P1">addend + addend = sum</text:p>
      <text:p text:style-name="P1"/>
      <text:p text:style-name="P1"/>
      <text:p text:style-name="P1">You learn to subtract by memorizing the difference between two numbers without counting.</text:p>
      <text:p text:style-name="P1">Subtraction is taking away.</text:p>
      <text:p text:style-name="P1">Counting backwards may help you at first.</text:p>
      <text:p text:style-name="P1">Your goal is to memorize the difference between all pairs of small numbers.</text:p>
      <text:p text:style-name="P1">You should just know that 8 - 1 = 7 without counting backwards.</text:p>
      <text:p text:style-name="P1">minuend - subtrahend = difference</text:p>
      <text:p text:style-name="P1"/>
      <text:p text:style-name="P1"/>
      <text:p text:style-name="P1">Multiplication is the addition of groups.</text:p>
      <text:p text:style-name="P1">Multiplication is like adding groups instead of adding singles.</text:p>
      <text:p text:style-name="P1">Remember counting by 2 or 3s? 2,4,8 or 3, 6, 9</text:p>
      <text:p text:style-name="P1">Like addition you must memorize the product of all pairs of small numbers.</text:p>
      <text:p text:style-name="P1">You should just know that 3 * 2 = 6</text:p>
      <text:p text:style-name="P1">Three groups of two books = one group of 6 books</text:p>
      <text:p text:style-name="P1">factor * factor = product</text:p>
      <text:p text:style-name="P1"/>
      <text:p text:style-name="P1"/>
      <text:p text:style-name="P1">Division is the separation into smaller parts called factors.</text:p>
      <text:p text:style-name="P1">Division is the inverse of multiplication.</text:p>
      <text:p text:style-name="P1">You must memorize the factors in most small numbers.</text:p>
      <text:p text:style-name="P1">Most whole numbers can be divided into factors.</text:p>
      <text:p text:style-name="P1">Whole numbers that cannot be divided into factors are called prime numbers.</text:p>
      <text:p text:style-name="P1">6 can be factored into or 2 *3</text:p>
      <text:p text:style-name="P1">5 is a prime number and cannot be factored.</text:p>
      <text:p text:style-name="P1">3 is also a prime number.</text:p>
      <text:p text:style-name="P1">18 can be divided into several different factor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0T11:19:43</meta:creation-date>
    <dc:date>2012-08-20T19:48:34</dc:date>
    <meta:editing-duration>PT8H13M41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27" meta:word-count="244" meta:character-count="1323" meta:non-whitespace-character-count="1106"/>
  </office:meta>
</office:document-meta>
</file>